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officeooo:rsid="04473353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officeooo:rsid="0aace3cd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officeooo:rsid="0f8f58bd"/>
    </style:style>
    <style:style style:name="T237" style:family="text">
      <style:text-properties officeooo:rsid="0f95a7a0"/>
    </style:style>
    <style:style style:name="T238" style:family="text">
      <style:text-properties officeooo:rsid="105c8aaa"/>
    </style:style>
    <style:style style:name="T239" style:family="text">
      <style:text-properties fo:font-size="12pt" style:font-size-asian="12pt" style:font-size-complex="12pt"/>
    </style:style>
    <style:style style:name="T240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29">C</text:span><text:span text:style-name="T128">hecklist voor </text:span><text:span text:style-name="T130">de installatie</text:span><text:span text:style-name="T128"> van </text:span><text:span text:style-name="T134"><text:user-field-get text:name="Distro">Rocky Linux</text:user-field-get></text:span><text:span text:style-name="T135"><text:s/></text:span><text:span text:style-name="T134"><text:user-field-get text:name="Version">8.10</text:user-field-get></text:span><text:span text:style-name="T132"><text:note text:id="ftn1" text:note-class="footnote"><text:note-citation>1</text:note-citation><text:note-body><text:p text:style-name="P41"><text:span text:style-name="T214">D</text:span><text:span text:style-name="T211">eze </text:span><text:span text:style-name="T219"><text:user-field-get text:name="Distro">Rocky Linux</text:user-field-get></text:span><text:span text:style-name="T212"><text:s/></text:span><text:span text:style-name="T220"><text:user-field-get text:name="Version">8.10</text:user-field-get></text:span><text:span text:style-name="T220"><text:s/></text:span><text:span text:style-name="T221">Server</text:span><text:span text:style-name="T211"> (codenaam </text:span><text:span text:style-name="T213">GreenObsidian</text:span><text:span text:style-name="T211">) </text:span><text:span text:style-name="T217">van 31 mei 2024 </text:span><text:span text:style-name="T211">wordt ondersteund tot </text:span><text:span text:style-name="T218">0</text:span><text:span text:style-name="T216">1 </text:span><text:span text:style-name="T215">mei</text:span><text:span text:style-name="T211"> 202</text:span><text:span text:style-name="T213">9</text:span><text:span text:style-name="T211">.</text:span></text:p></text:note-body></text:note></text:span><text:span text:style-name="T133"><text:s/></text:span><text:span text:style-name="T136">Server</text:span><text:span text:style-name="T131">.</text:span></text:p>
      <text:p text:style-name="P8"/>
      <text:p text:style-name="P9"/>
      <text:p text:style-name="P45">Vul het tekstvak achter &lt;...&gt; in</text:p>
      <text:p text:style-name="P3"><text:span text:style-name="T20">&lt;</text:span><text:span text:style-name="T200">g</text:span><text:span text:style-name="T9">ebruiker</text:span><text:span text:style-name="T185">&gt;</text:span><text:span text:style-name="T192"><text:tab/><text:tab/></text:span><text:span text:style-name="T206"> <text:tab/><text:tab/></text:span><text:span text:style-name="T193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3"><text:tab/></text:span><text:span text:style-name="T194">b</text:span><text:span text:style-name="T229">ijv.</text:span><text:span text:style-name="T195"> </text:span><text:span text:style-name="T204">J</text:span><text:span text:style-name="T205">a</text:span><text:span text:style-name="T204">n </text:span><text:span text:style-name="T205">Jansen</text:span></text:p>
      <text:p text:style-name="P47"><text:span text:style-name="T9">&lt;</text:span><text:span text:style-name="T198">g</text:span><text:span text:style-name="T12">ebruikersnaam</text:span><text:span text:style-name="T185">&gt;</text:span><text:span text:style-name="T12"><text:tab/></text:span><text:span text:style-name="T197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197"><text:tab/></text:span><text:span text:style-name="T199">b</text:span><text:span text:style-name="T232">ijv.</text:span><text:span text:style-name="T4"> </text:span><text:span text:style-name="T148">j</text:span><text:span text:style-name="T149">a</text:span><text:span text:style-name="T148">n</text:span></text:p>
      <text:p text:style-name="P2"><text:span text:style-name="T9">&lt;</text:span><text:span text:style-name="T10">computernaam</text:span><text:span text:style-name="T185">&gt;</text:span><text:span text:style-name="T201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1">ijv.</text:span><text:span text:style-name="T186"> </text:span><text:span text:style-name="T191">pc02</text:span></text:p>
      <text:p text:style-name="P3"><text:span text:style-name="T20">&lt;</text:span><text:span text:style-name="T200">g</text:span><text:span text:style-name="T9">ebruiker</text:span><text:span text:style-name="T185">&gt;<text:tab/></text:span><text:span text:style-name="T187"><text:tab/></text:span><text:span text:style-name="T206"> <text:tab/><text:tab/></text:span><text:span text:style-name="T193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3"><text:tab/></text:span><text:span text:style-name="T194">e</text:span><text:span text:style-name="T230">vt.</text:span><text:span text:style-name="T196"> extra gebruikers</text:span></text:p>
      <text:p text:style-name="P49"><text:span text:style-name="T20">&lt;</text:span><text:span text:style-name="T200">g</text:span><text:span text:style-name="T9">ebruikersnaam</text:span><text:span text:style-name="T185">&gt;<text:tab/></text:span><text:span text:style-name="T197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197"><text:tab/></text:span><text:span text:style-name="T199">e</text:span><text:span text:style-name="T233">vt.</text:span><text:span text:style-name="T188"> extra gebruikers</text:span></text:p>
      <text:p text:style-name="P46"><text:span text:style-name="T240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6">Nog niet op Linux?</text:span></text:span><text:span text:style-name="T140"><text:tab/></text:span><text:span text:style-name="T144">G</text:span><text:span text:style-name="T141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2"> onder </text:span><text:span text:style-name="Strong_20_Emphasis"><text:span text:style-name="T117">Linux</text:span></text:span><text:span text:style-name="T143">.</text:span></text:p>
      <text:p text:style-name="P20"><text:span text:style-name="Strong_20_Emphasis"><text:span text:style-name="T118">Nieuwe installatie?</text:span></text:span><text:span text:style-name="T113"><text:tab/></text:span><text:span text:style-name="T115">B</text:span><text:span text:style-name="T113">egin bij hoofdstuk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Installatie uitvoeren</text:bookmark-ref></text:span></text:span><text:span text:style-name="T114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7">Aanmelden als </text:span><text:span text:style-name="T21">&lt;</text:span><text:span text:style-name="T203">g</text:span><text:span text:style-name="T5">ebruiker</text:span><text:span text:style-name="T189">&gt;</text:span><text:span text:style-name="T6"><text:note text:id="ftn2" text:note-class="footnote"><text:note-citation>2</text:note-citation><text:note-body><text:p text:style-name="P29"><text:span text:style-name="T77">E</text:span><text:span text:style-name="T88">v</text:span><text:span text:style-name="T89">en</text:span><text:span text:style-name="T91">t</text:span><text:span text:style-name="T92">uele </text:span><text:span text:style-name="T93">extra </text:span><text:span text:style-name="T234">gebruiker</text:span><text:span text:style-name="T86">s</text:span><text:span text:style-name="T93"> aanmelden </text:span><text:span text:style-name="T94">en dezelfde stappen uitvoeren</text:span><text:span text:style-name="T90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0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1">Start de computer op vanaf</text:span><text:span text:style-name="T151"><text:note text:id="ftn3" text:note-class="footnote"><text:note-citation>1</text:note-citation><text:note-body><text:p text:style-name="P48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T100">Veelgebruikte toetsen:</text:span><text:span text:style-name="T102"> </text:span><text:span text:style-name="T110">Esc</text:span><text:span text:style-name="T102">, </text:span><text:span text:style-name="T110">Delete</text:span><text:span text:style-name="T102">, </text:span><text:span text:style-name="T110">F1</text:span><text:span text:style-name="T102">, </text:span><text:span text:style-name="T110">F2</text:span><text:span text:style-name="T102">, </text:span><text:span text:style-name="T110">F9</text:span><text:span text:style-name="T102">, </text:span><text:span text:style-name="T110">F10</text:span><text:span text:style-name="T102">, </text:span><text:span text:style-name="T110">F11</text:span><text:span text:style-name="T102">, of </text:span><text:span text:style-name="T110">F12</text:span></text:p></text:note-body></text:note></text:span><text:span text:style-name="T151"> </text:span><text:span text:style-name="T152">een </text:span><text:span text:style-name="T137"><text:user-field-get text:name="Distro">Rocky Linux</text:user-field-get></text:span><text:span text:style-name="T150"><text:s/></text:span><text:span text:style-name="T138"><text:user-field-get text:name="Version">8.10</text:user-field-get></text:span><text:span text:style-name="T138"><text:s/></text:span><text:span text:style-name="T139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39"><text:span text:style-name="T207">Vanaf ee</text:span>n <text:span text:style-name="T237">L</text:span>ive <text:span text:style-name="T236">USB</text:span><text:span text:style-name="T210">-stick</text:span><text:span text:style-name="T18"> </text:span>kunt <text:span text:style-name="T207">u opstarten en</text:span> <text:span text:style-name="T16">met </text:span><text:span text:style-name="T153"><text:user-field-get text:name="Distro">Rocky Linux</text:user-field-get></text:span><text:span text:style-name="T153"><text:s/></text:span>werken zonder enige bestanden op de harde schijf te wijzigen en maakt ook installatie van <text:span text:style-name="T153"><text:user-field-get text:name="Distro">Rocky Linux</text:user-field-get></text:span><text:span text:style-name="T153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4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7">Rocky Linux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9">Default Image</text:span></text:span><text:span text:style-name="Sterk_20_accent_20_voetnoot"><text:span text:style-name="T107"> </text:span></text:span><text:span text:style-name="Sterk_20_accent_20_voetnoot"><text:span text:style-name="T108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9">rockylinux.org</text:span></text:span></text:a><text:span text:style-name="T101">.</text:span><text:span text:style-name="Strong_20_Emphasis"><text:span text:style-name="T111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" text:style-name="Internet_20_link" text:visited-style-name="Visited_20_Internet_20_Link"><text:span text:style-name="T208">karelzimmer.nl</text:span></text:a><text:span text:style-name="T82">, onder </text:span><text:span text:style-name="Strong_20_Emphasis"><text:span text:style-name="T87">Linux</text:span></text:span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T177"><text:s/>select</text:span><text:span text:style-name="T178">eer</text:span><text:span text:style-name="T179"> </text:span><text:span text:style-name="Strong_20_Emphasis"><text:span text:style-name="T182">Nederlands</text:span></text:span><text:span text:style-name="T179"> en klik</text:span><text:span text:style-name="T180"> </text:span><text:span text:style-name="T179">op</text:span><text:span text:style-name="T181"> </text:span><text:span text:style-name="Strong_20_Emphasis"><text:span text:style-name="T172">Doorga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38">Vul in </text:span><text:span text:style-name="Strong_20_Emphasis"><text:span text:style-name="T69">Volledige naam</text:span></text:span><text:span text:style-name="T53"> </text:span><text:span text:style-name="T20">&lt;</text:span><text:span text:style-name="T200">g</text:span><text:span text:style-name="T9">ebruiker</text:span><text:span text:style-name="T185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2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T11"> &lt;</text:span><text:span text:style-name="T13">computernaam&gt;</text:span><text:span text:style-name="T155"> </text:span><text:span text:style-name="T157">en klik op </text:span><text:span text:style-name="Strong_20_Emphasis"><text:span text:style-name="T169">Toepass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K</text:span><text:span text:style-name="T162">lik op </text:span><text:span text:style-name="T168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4">Selecteer </text:span><text:span text:style-name="T170">Server</text:span><text:span text:style-name="T164"> en klik op </text:span><text:span text:style-name="T170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3">Klik op </text:span><text:span text:style-name="Strong_20_Emphasis"><text:span text:style-name="T173">Begin installati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9">.</text:span></text:p>
          </table:table-cell>
        </table:table-row>
      </table:table>
      <text:p text:style-name="P22"><text:span text:style-name="Strong_20_Emphasis"><text:span text:style-name="T52"/></text:span></text:p>
      <text:list text:continue-numbering="true" text:style-name="L1">
        <text:list-item>
          <text:p text:style-name="P56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0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3"><text:span text:style-name="Strong_20_Emphasis"><text:span text:style-name="T33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0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0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43"><text:note text:id="ftn6" text:note-class="footnote"><text:note-citation>1</text:note-citation><text:note-body><text:p text:style-name="P30"><text:span text:style-name="T103">E</text:span><text:span text:style-name="T105">ventuele extra </text:span><text:span text:style-name="T235">gebruiker</text:span><text:span text:style-name="T104">s</text:span><text:span text:style-name="T105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0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0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richten</text:span><text:span text:style-name="T45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0"><text:span text:style-name="T44"/></text:p>
      <text:p text:style-name="P53"/>
      <text:p text:style-name="P19"><text:span text:style-name="T120">E</text:span><text:span text:style-name="T121">inde c</text:span><text:span text:style-name="T122">hecklist, </text:span><text:span text:style-name="T123">d</text:span><text:span text:style-name="T122">e installatie van </text:span><text:span text:style-name="T126"><text:user-field-get text:name="Distro">Rocky Linux</text:user-field-get></text:span><text:span text:style-name="T124"><text:s/></text:span><text:span text:style-name="T125"><text:user-field-get text:name="Version">8.10</text:user-field-get></text:span><text:span text:style-name="T125"><text:s/></text:span><text:span text:style-name="T127">Server</text:span><text:span text:style-name="T31"> </text:span><text:span text:style-name="T122">is voltooid.</text:span></text:p>
      <text:p text:style-name="P4"/>
      <text:list text:style-name="L2">
        <text:list-header>
          <text:p text:style-name="P60"><text:span text:style-name="T224">Geschreven door </text:span><text:a xlink:type="simple" xlink:href="mailto:info@karelzimmer.nl?subject=Checklist%20installatie%20Linux" text:style-name="Internet_20_link" text:visited-style-name="Visited_20_Internet_20_Link"><text:span text:style-name="T225">Karel Zimmer</text:span></text:a><text:span text:style-name="T226">.</text:span></text:p>
          <text:p text:style-name="P61"><text:span text:style-name="T228">Licentie </text:span><text:span text:style-name="T226">C</text:span><text:span text:style-name="T227">C0</text:span><text:span text:style-name="T226"> 1.0 </text:span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2-17T16:28:54.724368969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16:28:54.606657496</dc:date>
    <meta:keyword>Installatie</meta:keyword>
    <meta:keyword>Checklist</meta:keyword>
    <meta:keyword>Linux</meta:keyword>
    <meta:editing-cycles>6989</meta:editing-cycles>
    <meta:editing-duration>P12DT12H53M37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8" meta:character-count="2787" meta:non-whitespace-character-count="2423"/>
    <meta:user-defined meta:name="Info 1"/>
    <meta:user-defined meta:name="Info 2"/>
    <meta:user-defined meta:name="Info 3"/>
    <meta:user-defined meta:name="Info 4"/>
  </office:meta>
</office:document-meta>
</file>